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MyTitre">
      <style:text-properties officeooo:paragraph-rsid="001bfe3d"/>
    </style:style>
    <style:style style:name="P3" style:family="paragraph" style:parent-style-name="MyTitre">
      <style:text-properties officeooo:paragraph-rsid="001c4e6d"/>
    </style:style>
    <style:style style:name="P4" style:family="paragraph" style:parent-style-name="Standard">
      <style:text-properties officeooo:rsid="00742f91" officeooo:paragraph-rsid="001bfe3d"/>
    </style:style>
    <style:style style:name="P5" style:family="paragraph" style:parent-style-name="Standard">
      <style:text-properties officeooo:rsid="0072aa8b" officeooo:paragraph-rsid="001bfe3d"/>
    </style:style>
    <style:style style:name="P6" style:family="paragraph" style:parent-style-name="Standard">
      <style:text-properties officeooo:rsid="0079c0fc" officeooo:paragraph-rsid="001bfe3d"/>
    </style:style>
    <style:style style:name="P7" style:family="paragraph" style:parent-style-name="Standard">
      <style:text-properties officeooo:rsid="00753901" officeooo:paragraph-rsid="001bfe3d"/>
    </style:style>
    <style:style style:name="P8" style:family="paragraph" style:parent-style-name="Standard">
      <style:text-properties officeooo:rsid="00b6b931" officeooo:paragraph-rsid="001c4e6d"/>
    </style:style>
    <style:style style:name="P9" style:family="paragraph" style:parent-style-name="Standard">
      <style:text-properties officeooo:rsid="00b69123" officeooo:paragraph-rsid="001c4e6d"/>
    </style:style>
    <style:style style:name="P10" style:family="paragraph" style:parent-style-name="Standard">
      <style:text-properties officeooo:rsid="00bcb2d6" officeooo:paragraph-rsid="001c4e6d"/>
    </style:style>
    <style:style style:name="P11" style:family="paragraph" style:parent-style-name="Standard">
      <style:text-properties officeooo:rsid="00ba426b" officeooo:paragraph-rsid="001c4e6d"/>
    </style:style>
    <style:style style:name="P12" style:family="paragraph" style:parent-style-name="Standard">
      <style:text-properties officeooo:rsid="00b83105" officeooo:paragraph-rsid="001c4e6d"/>
    </style:style>
    <style:style style:name="P13" style:family="paragraph" style:parent-style-name="Standard">
      <style:text-properties officeooo:rsid="00b9dc09" officeooo:paragraph-rsid="001c4e6d"/>
    </style:style>
    <style:style style:name="T1" style:family="text">
      <style:text-properties officeooo:rsid="0075390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b6eab8"/>
    </style:style>
    <style:style style:name="T4" style:family="text">
      <style:text-properties officeooo:rsid="00e58cbf"/>
    </style:style>
    <style:style style:name="T5" style:family="text">
      <style:text-properties officeooo:rsid="00e69b28"/>
    </style:style>
    <style:style style:name="T6" style:family="text">
      <style:text-properties officeooo:rsid="00b6b93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bfd50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yTitre"/>
          </text:index-source-styles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"><text:a xlink:type="simple" xlink:href="#__RefHeading___Toc2682_3985954656" text:style-name="Index_20_Link" text:visited-style-name="Index_20_Link">Test unitaire<text:tab/>1</text:a></text:p>
          <text:p text:style-name="P1"><text:a xlink:type="simple" xlink:href="#__RefHeading___Toc1113_1610500243" text:style-name="Index_20_Link" text:visited-style-name="Index_20_Link">Test coverage<text:tab/>1</text:a></text:p>
        </text:index-body>
      </text:table-of-content>
      <text:p text:style-name="Standard"/>
      <text:p text:style-name="Standard"/>
      <text:p text:style-name="Standard"/>
      <text:p text:style-name="P2"><text:bookmark-start text:name="__RefHeading___Toc2682_3985954656"/>Test unitaire<text:bookmark-end text:name="__RefHeading___Toc2682_3985954656"/></text:p>
      <text:p text:style-name="P5"/>
      <text:p text:style-name="P4"/>
      <text:p text:style-name="P6">- L'on met tous les tests dans un package dont le nom fini en test comme "Myg-Chess-Test"</text:p>
      <text:p text:style-name="P6">- L'on fait clic droit &gt; New test Class et l'on met un nom finissant en "Test"</text:p>
      <text:p text:style-name="P7"/>
      <text:p text:style-name="P4"><text:span text:style-name="T1">- </text:span>Toute méthode commencant par "test..." est un test unitaire et sera executé</text:p>
      <text:p text:style-name="P4"/>
      <text:p text:style-name="P3"><text:bookmark-start text:name="__RefHeading___Toc1113_1610500243"/>Test coverage <text:bookmark-end text:name="__RefHeading___Toc1113_1610500243"/></text:p>
      <text:p text:style-name="P9"/>
      <text:p text:style-name="P9"/>
      <text:p text:style-name="P9">Aller dans Browse &gt; Dr Test.</text:p>
      <text:p text:style-name="P9">Bien choisir ce que l’on veut faire en choissisant “Test Coverage” <text:span text:style-name="T6">puis cliquer sur “Run Coverage”.</text:span></text:p>
      <text:p text:style-name="P9"/>
      <text:p text:style-name="P10"><text:span text:style-name="T7">Test Coverage: </text:span>Permet de voir le % de couverture des tests, et <text:span text:style-name="T8">les parties couvertes ou non</text:span></text:p>
      <text:p text:style-name="P11"><text:span text:style-name="T7">Test Profiler:</text:span> Temps des tests</text:p>
      <text:p text:style-name="P10"><text:span text:style-name="T7">Test Runner: </text:span>Si les tests sont verts ou non</text:p>
      <text:p text:style-name="P9"/>
      <text:p text:style-name="P12">Filtrer par “myg” mais dans les deux premières fenetres, et pas juste la première fenetre.</text:p>
      <text:p text:style-name="P13">1er fenetre: La classe qui test</text:p>
      <text:p text:style-name="P13">2eme fenetre: La classe don’t on veut le % de couverture</text:p>
      <text:p text:style-name="P9"/>
      <text:p text:style-name="P8"><text:span text:style-name="T2">Attention</text:span>, toujours cliquer sur <text:s/>le bouton “Run ...”, même si <text:span text:style-name="T3">l’on a changer Test Coverage / Test Provider… Ou le message à droite n’est pas changé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MyTitre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156433" style:font-size-asian="16pt" style:font-weight-asian="bold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06T19:20:46.731000000</dc:date>
    <meta:editing-duration>PT2M27S</meta:editing-duration>
    <meta:editing-cycles>3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17" meta:word-count="169" meta:character-count="925" meta:non-whitespace-character-count="771"/>
  </office:meta>
</office:document-meta>
</file>